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ignal Power</text:p>
          </table:table-cell>
          <table:table-cell table:style-name="Default" office:value-type="string" calcext:value-type="string">
            <text:p>Errors and Decodability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.5" calcext:value-type="float">
            <text:p>-4.5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.5" calcext:value-type="float">
            <text:p>-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5.5" calcext:value-type="float">
            <text:p>-1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8.5" calcext:value-type="float">
            <text:p>-1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3.5" calcext:value-type="float">
            <text:p>-2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.5" calcext:value-type="float">
            <text:p>-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8.5" calcext:value-type="float">
            <text:p>-2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9.7" calcext:value-type="float">
            <text:p>-3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40.5" calcext:value-type="float">
            <text:p>-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41.3" calcext:value-type="float">
            <text:p>-4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2.7" calcext:value-type="float">
            <text:p>-4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44.7" calcext:value-type="float">
            <text:p>-4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45.2" calcext:value-type="float">
            <text:p>-4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45.9" calcext:value-type="float">
            <text:p>-4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46.3" calcext:value-type="float">
            <text:p>-4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46.9" calcext:value-type="float">
            <text:p>-4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47.3" calcext:value-type="float">
            <text:p>-4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48" calcext:value-type="float">
            <text:p>-48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48.3" calcext:value-type="float">
            <text:p>-48.3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49" calcext:value-type="float">
            <text:p>-49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49.5" calcext:value-type="float">
            <text:p>-49.5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49.9" calcext:value-type="float">
            <text:p>-49.9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50" calcext:value-type="float">
            <text:p>-50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50.2" calcext:value-type="float">
            <text:p>-50.2</text:p>
          </table:table-cell>
          <table:table-cell table:style-name="Default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1:18:56.117929727</meta:creation-date>
    <dc:date>2024-06-24T18:50:55.243223982</dc:date>
    <meta:editing-duration>PT15M55S</meta:editing-duration>
    <meta:editing-cycles>2</meta:editing-cycles>
    <meta:generator>LibreOffice/7.3.7.2$Linux_X86_64 LibreOffice_project/30$Build-2</meta:generator>
    <meta:document-statistic meta:table-count="1" meta:cell-count="126" meta:object-count="0"/>
  </office:meta>
</office:document-meta>
</file>